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Times New Roman" fo:font-size="14pt" fo:letter-spacing="normal" fo:font-style="normal" fo:font-weight="normal" style:font-size-asian="14pt" style:font-size-complex="14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Times New Roman" fo:font-size="14pt" fo:letter-spacing="normal" fo:font-style="normal" fo:font-weight="normal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ençons petit</text:p>
      <text:p text:style-name="P1">Ce O = 0</text:p>
      <text:p text:style-name="P1"/>
      <text:p text:style-name="P1">Son</text:p>
      <text:p text:style-name="P1">So n</text:p>
      <text:p text:style-name="P1">So n u 1</text:p>
      <text:p text:style-name="P1">Un = 1</text:p>
      <text:p text:style-name="P1"/>
      <text:p text:style-name="P1">1 as I</text:p>
      <text:p text:style-name="P1"/>
      <text:p text:style-name="P1"/>
      <text:p text:style-name="P1">Ç &gt; S</text:p>
      <text:p text:style-name="P1">1 &gt; 2</text:p>
      <text:p text:style-name="P1"/>
      <text:p text:style-name="P1">U = 0,5</text:p>
      <text:p text:style-name="P1">N =0,5</text:p>
      <text:p text:style-name="P1"/>
      <text:p text:style-name="P1">SS &gt; O = 8</text:p>
      <text:p text:style-name="P1"/>
      <text:p text:style-name="P1">( c 90* u) <text:line-break/><text:line-break/>-</text:p>
      <text:p text:style-name="P1"/>
      <text:p text:style-name="P1"/>
      <text:p text:style-name="P1">ga g</text:p>
      <text:p text:style-name="P1">gag </text:p>
      <text:p text:style-name="P1">Gars n an t</text:p>
      <text:p text:style-name="P1">Gênant </text:p>
      <text:p text:style-name="P1">Gnan</text:p>
      <text:p text:style-name="P1"/>
      <text:p text:style-name="P1">-</text:p>
      <text:p text:style-name="P1"/>
      <text:p text:style-name="P1"/>
      <text:p text:style-name="P1">Il y à longtemps:</text:p>
      <text:p text:style-name="P1">/(moi,enervé par vos rêquetes absurdes : " Alors c'est le sexe qui décidera! 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45S</meta:editing-duration>
    <meta:editing-cycles>4</meta:editing-cycles>
    <meta:generator>OpenOffice/4.1.11$Win32 OpenOffice.org_project/4111m1$Build-9808</meta:generator>
    <dc:date>2023-11-06T14:10:41.88</dc:date>
    <dc:creator>Laurent Franssen</dc:creator>
    <meta:document-statistic meta:table-count="0" meta:image-count="0" meta:object-count="0" meta:page-count="1" meta:paragraph-count="21" meta:word-count="68" meta:character-count="225"/>
    <meta:user-defined meta:name="Info 1"/>
    <meta:user-defined meta:name="Info 2"/>
    <meta:user-defined meta:name="Info 3"/>
    <meta:user-defined meta:name="Info 4"/>
  </office:meta>
</office:document-meta>
</file>